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0" style:family="graphic" style:parent-style-name="standard">
      <style:graphic-properties draw:fill-color="#fff200" draw:textarea-horizontal-align="justify" draw:textarea-vertical-align="middle" draw:auto-grow-height="false" fo:min-height="0.55cm" fo:min-width="0.1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55cm" fo:min-width="0.1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5cm" fo:min-width="0.1cm"/>
    </style:style>
    <style:style style:name="gr33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svg:stroke-opacity="100%" draw:textarea-vertical-align="middle"/>
    </style:style>
    <style:style style:name="gr37" style:family="graphic" style:parent-style-name="standard">
      <style:graphic-properties draw:fill-color="#89c765" draw:textarea-horizontal-align="justify" draw:textarea-vertical-align="middle" draw:auto-grow-height="false" fo:min-height="0.142cm" fo:min-width="0.284cm"/>
    </style:style>
    <style:style style:name="gr38" style:family="graphic" style:parent-style-name="standard">
      <style:graphic-properties svg:stroke-width="0.106cm" svg:stroke-color="#89c765" draw:marker-start-width="0.358cm" draw:marker-end-width="0.358cm" draw:textarea-vertical-align="middle" fo:padding-top="0.177cm" fo:padding-bottom="0.177cm" fo:padding-left="0.302cm" fo:padding-right="0.302cm"/>
    </style:style>
    <style:style style:name="gr39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svg:stroke-width="0.106cm" svg:stroke-color="#89c765" draw:marker-start-width="0.359cm" draw:marker-end-width="0.359cm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color="#89c765" draw:textarea-vertical-align="middle"/>
    </style:style>
    <style:style style:name="gr42" style:family="graphic" style:parent-style-name="standard">
      <style:graphic-properties svg:stroke-color="#89c765" draw:textarea-vertical-align="middle"/>
    </style:style>
    <style:style style:name="gr43" style:family="graphic" style:parent-style-name="standard">
      <style:graphic-properties svg:stroke-color="#72bf44" draw:textarea-vertical-align="middle"/>
    </style:style>
    <style:style style:name="gr44" style:family="graphic" style:parent-style-name="standard">
      <style:graphic-properties draw:fill-color="#89c765" draw:textarea-horizontal-align="justify" draw:textarea-vertical-align="middle" draw:auto-grow-height="false" fo:min-height="0.142cm" fo:min-width="0.34cm"/>
    </style:style>
    <style:style style:name="gr45" style:family="graphic" style:parent-style-name="standard">
      <style:graphic-properties svg:stroke-color="#89c765" draw:fill-color="#89c765" draw:textarea-vertical-align="middle"/>
    </style:style>
    <style:style style:name="gr46" style:family="graphic" style:parent-style-name="standard">
      <style:graphic-properties svg:stroke-width="0.159cm" svg:stroke-color="#0066b3" draw:marker-start-width="0.438cm" draw:marker-end-width="0.438cm" draw:textarea-vertical-align="middle" fo:padding-top="0.204cm" fo:padding-bottom="0.204cm" fo:padding-left="0.329cm" fo:padding-right="0.329cm"/>
    </style:style>
    <style:style style:name="gr47" style:family="graphic" style:parent-style-name="standard">
      <style:graphic-properties draw:fill-color="#0066b3" draw:textarea-horizontal-align="justify" draw:textarea-vertical-align="middle" draw:auto-grow-height="false" fo:min-height="3.351cm" fo:min-width="1cm"/>
    </style:style>
    <style:style style:name="gr48" style:family="graphic" style:parent-style-name="standard">
      <style:graphic-properties draw:fill-color="#a3238e" draw:textarea-horizontal-align="justify" draw:textarea-vertical-align="middle" draw:auto-grow-height="false" fo:min-height="0.75cm" fo:min-width="0.15cm"/>
    </style:style>
    <style:style style:name="gr49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200"/>
      <style:paragraph-properties fo:text-align="center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89c765"/>
      <style:paragraph-properties fo:text-align="center"/>
    </style:style>
    <style:style style:name="P19" style:family="paragraph">
      <loext:graphic-properties draw:fill-color="#0066b3"/>
      <style:paragraph-properties fo:text-align="center"/>
    </style:style>
    <style:style style:name="P20" style:family="paragraph">
      <loext:graphic-properties draw:fill-color="#a3238e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1cm" svg:y="32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5.5745880160521cm 57.4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5.5745880160521cm 57.4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8.0745707039033cm 57.4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8.0745707039033cm 57.4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0.5795177760977cm 57.4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0.5795177760977cm 57.4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3.0745339852123cm 57.4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3.0745339852123cm 57.4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5.5745166730636cm 57.4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5.5745166730635cm 57.4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6.4851649682025cm 52.5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6.4851649682025cm 52.5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3.9922151196507cm 52.5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3.9922151196507cm 52.5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1.4851982812101cm 52.5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1.4851982812101cm 52.5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8.9852610143724cm 52.5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8.9852610143724cm 52.5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6.4852692933019cm 52.5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6.4852692933019cm 52.5114427208388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9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39.7759126691463cm 56.1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2.2519072386727cm 56.1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4.7269018103922cm 56.1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7.2018963821118cm 56.1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7.3009180974268cm 56.108645643581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39.7304260467076cm 54.9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39.7304260467076cm 54.9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0.419cm 54.6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7.2044096543972cm 54.9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7.2044096543972cm 54.9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7.893cm 54.6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7.267431448669cm 54.9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7.267431448669cm 54.9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7.956cm 54.6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4.7304150804844cm 54.9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4.7304150804844cm 54.9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5.419cm 54.68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2.2094206096541cm 54.9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2.2094206096541cm 54.9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2.899cm 54.68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5.5194308363245cm 52.2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5.5194308363245cm 52.2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8.0194135241756cm 52.2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8.0194135241756cm 52.2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0.52436059637cm 52.2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0.52436059637cm 52.2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3.0193768054846cm 52.2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3.0193768054846cm 52.2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5.5193594933359cm 52.2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5.5193594933359cm 52.2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6.4300077884749cm 47.3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6.4300077884749cm 47.3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3.9370579399231cm 47.3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3.9370579399231cm 47.3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1.4300411014825cm 47.3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1.4300411014825cm 47.3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8.9301038346447cm 47.3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8.9301038346447cm 47.3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6.4301121135742cm 47.3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6.4301121135742cm 47.3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39.7207554894187cm 50.9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2.196750058945cm 50.9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4.6717446306646cm 50.9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7.1467392023841cm 50.9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7.2457609176991cm 50.93151876803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39.6752688669799cm 49.7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39.6752688669799cm 49.7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0.364cm 49.49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7.1492524746696cm 49.7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7.1492524746696cm 49.7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7.838cm 49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7.2122742689414cm 49.7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7.2122742689414cm 49.7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7.901cm 49.49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4.6752579007568cm 49.7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4.6752579007568cm 49.7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5.364cm 49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2.1542634299265cm 49.7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2.1542634299265cm 49.7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2.844cm 49.50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0.8228298101539cm 57.2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0.8228298101539cm 57.2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3.3228124980051cm 57.2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3.3228124980051cm 57.2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5.8277595701994cm 57.2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5.8277595701994cm 57.2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8.322775779314cm 57.2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8.322775779314cm 57.2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0.8227584671653cm 57.2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0.8227584671653cm 57.2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1.7334067623043cm 52.4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1.7334067623043cm 52.4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9.2404569137525cm 52.3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9.2404569137525cm 52.3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6.7334400753118cm 52.4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6.7334400753118cm 52.4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4.2335028084741cm 52.3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4.2335028084741cm 52.3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1.7335110874036cm 52.3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1.7335110874036cm 52.3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5.0241544632481cm 55.9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7.5001490327744cm 55.9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9.975143604494cm 55.9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2.4501381762136cm 55.9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2.5491598915285cm 55.97774936894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4.9786678408093cm 54.7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4.9786678408093cm 54.7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5.667cm 54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2.452651448499cm 54.7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2.452651448499cm 54.7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3.141cm 54.5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2.5156732427708cm 54.7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2.5156732427708cm 54.7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3.204cm 54.5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9.9786568745862cm 54.7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29.9786568745862cm 54.7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0.667cm 54.5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7.4576624037559cm 54.7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7.4576624037559cm 54.7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8.147cm 54.5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0.8076725426964cm 52.0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0.8076725426964cm 52.0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3.3076552305476cm 52.1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3.3076552305476cm 52.1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5.812602302742cm 52.1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5.812602302742cm 52.1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8.3076185118566cm 52.1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8.3076185118566cm 52.1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0.8076011997079cm 52.1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0.8076011997079cm 52.1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1.7182494948468cm 47.2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1.7182494948468cm 47.2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9.2252996462951cm 47.2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9.2252996462951cm 47.2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6.7182828078543cm 47.2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6.7182828078544cm 47.2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4.2183455410167cm 47.2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4.2183455410167cm 47.2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1.7183538199462cm 47.2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1.7183538199462cm 47.2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5.0089971957907cm 50.8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7.484991765317cm 50.8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9.9599863370365cm 50.8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2.4349809087561cm 50.8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2.5340026240711cm 50.800706269137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4.9635105733519cm 49.6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4.9635105733519cm 49.6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5.652cm 49.3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2.3493331057421cm 49.6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2.3493331057421cm 49.6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3.038cm 49.4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2.5005159753134cm 49.6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2.5005159753134cm 49.6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3.189cm 49.36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9.9634996071288cm 49.6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29.9634996071288cm 49.6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0.652cm 49.3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7.4425051362985cm 49.6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7.4425051362985cm 49.6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8.132cm 49.37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6.52286117355192cm 57.2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6.52286117355192cm 57.2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0228438614032cm 57.2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0228438614032cm 57.2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1.5277909335975cm 57.2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1.5277909335975cm 57.2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0228071427121cm 57.2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0228071427121cm 57.2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6.5227898305634cm 57.2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6.5227898305634cm 57.2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7.4334381257024cm 52.3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7.4334381257024cm 52.3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4.9404882771506cm 52.3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4.9404882771506cm 52.3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2.43347143871cm 52.3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2.43347143871cm 52.3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9.9335341718722cm 52.3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9.9335341718722cm 52.3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7.43354245080174cm 52.3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7.43354245080174cm 52.3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0.7241858266462cm 55.9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3.2001803961725cm 55.9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5.6751749678921cm 55.9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8.1501695396116cm 55.9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8.24919125492662cm 55.947799540874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0.6786992042074cm 54.7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0.6786992042074cm 54.7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1.367cm 54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8.1526828118971cm 54.7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8.1526828118971cm 54.7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8.841cm 54.5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8.21570460616889cm 54.7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8.21570460616889cm 54.7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8.904cm 54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5.6786882379843cm 54.7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5.6786882379843cm 54.7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6.367cm 54.5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3.157693767154cm 54.7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3.157693767154cm 54.7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3.847cm 54.521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6.41996170950927cm 51.9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6.41996170950926cm 51.9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8.91994439736052cm 51.9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8.91994439736052cm 51.9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1.4248914695549cm 51.9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1.4248914695549cm 51.9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3.9199076786694cm 51.9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3.9199076786694cm 51.9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6.4198903665207cm 51.9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6.4198903665207cm 51.9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7.3305386616597cm 47.0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7.3305386616597cm 47.0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4.8375888131079cm 47.0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4.8375888131079cm 47.0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2.3305719746673cm 47.0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2.3305719746673cm 47.0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9.8306347078296cm 47.0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9.8306347078296cm 47.0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7.3306429867591cm 47.0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7.3306429867591cm 47.0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0.6212863626035cm 50.6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3.0972809321298cm 50.6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5.5722755038494cm 50.6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8.047270075569cm 50.6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8.14629179088397cm 50.647572404204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0.5757997401647cm 49.4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0.5757997401647cm 49.4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1.264cm 49.2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8.0497833478544cm 49.4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8.0497833478544cm 49.4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8.738cm 4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8.11280514212623cm 49.4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8.11280514212623cm 49.4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8.801cm 49.2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5.5757887739416cm 49.4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5.5757887739416cm 49.4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6.264cm 49.2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3.0547943031113cm 49.4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3.0547943031113cm 49.4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3.744cm 49.22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139121196843) translate (18.6234591358248cm 56.0118310125982cm)" svg:viewBox="0 0 2401 1201" draw:points="0,1201 2401,1201 2401,0 0,0">
          <text:p/>
        </draw:polygon>
        <draw:polygon draw:style-name="gr7" draw:text-style-name="P4" draw:layer="layout" svg:width="2.4cm" svg:height="1.2cm" draw:transform="rotate (1.59139121196843) translate (18.5896160690747cm 50.684748448301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8996476381102cm 13.301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5.5853861646376cm 69.5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5.5853861646376cm 69.5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8.0853739510247cm 69.5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8.0853739510247cm 69.5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0.5903617374119cm 69.5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0.5903617374119cm 69.5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3.085349523799cm 69.5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3.085349523799cm 69.5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5.5853373101862cm 69.5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5.5853373101862cm 69.5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6.4857504020828cm 64.6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6.4857504020828cm 64.6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3.9927675580913cm 64.6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3.9927675580913cm 64.6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1.4857847140998cm 64.6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1.4857847140998cm 64.6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8.9858018701082cm 64.6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8.9858018701082cm 64.6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6.4858190261167cm 64.6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6.4858190261167cm 64.6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39.784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2.26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4.735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7.21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7.309cm 68.2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39.736cm 67.0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39.736cm 67.0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0.424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7.21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7.21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7.898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7.273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7.273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7.961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4.736cm 67.0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4.736cm 67.0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5.424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2.215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2.215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2.904cm 66.7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5.5193861646376cm 64.3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5.5193861646376cm 64.3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8.0193739510247cm 64.3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8.0193739510247cm 64.3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0.5243617374119cm 64.3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0.5243617374119cm 64.3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3.019349523799cm 64.3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3.019349523799cm 64.3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5.5193373101862cm 64.3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5.5193373101862cm 64.3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6.4197504020828cm 59.4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6.4197504020828cm 59.4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3.9267675580913cm 59.4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3.9267675580913cm 59.4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1.4197847140998cm 59.4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1.4197847140998cm 59.4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8.9198018701082cm 59.4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8.9198018701082cm 59.4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6.4198190261167cm 59.4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6.4198190261167cm 59.4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39.718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2.194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4.669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7.144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7.243cm 63.0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39.67cm 61.8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39.67cm 61.8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0.358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7.144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7.144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7.832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7.207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7.207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7.895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4.67cm 61.8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4.67cm 61.8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5.358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2.149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2.149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2.838cm 61.5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0.8333861646376cm 69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0.8333861646376cm 69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3.3333739510247cm 69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3.3333739510247cm 69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5.8383617374119cm 69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5.8383617374119cm 69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8.333349523799cm 69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8.333349523799cm 69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0.8333373101862cm 69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0.8333373101862cm 69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1.7337504020828cm 64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1.7337504020828cm 64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9.2407675580913cm 64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9.2407675580913cm 64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6.7337847140997cm 64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6.7337847140997cm 64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4.2338018701082cm 64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4.2338018701082cm 64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1.7338190261167cm 64.5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1.7338190261167cm 64.5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5.032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7.50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9.983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2.45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2.557cm 68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4.984cm 66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4.984cm 66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5.6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2.458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2.458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3.146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2.521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2.521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3.209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9.984cm 66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29.984cm 66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0.6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7.463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7.463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8.152cm 66.6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0.8073861646376cm 64.2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0.8073861646376cm 64.2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3.3073739510247cm 64.2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3.3073739510247cm 64.2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5.8123617374119cm 64.2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5.8123617374119cm 64.2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8.307349523799cm 64.2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8.307349523799cm 64.2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0.8073373101862cm 64.2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0.8073373101862cm 64.2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1.7077504020828cm 59.3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1.7077504020828cm 59.3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9.2147675580913cm 59.3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9.2147675580913cm 59.3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6.7077847140997cm 59.3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6.7077847140997cm 59.3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4.2078018701082cm 59.3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4.2078018701082cm 59.3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1.7078190261167cm 59.3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1.7078190261167cm 59.3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5.006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7.482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9.957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2.432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2.531cm 62.9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4.958cm 61.7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4.958cm 61.7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5.646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2.344cm 61.8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2.344cm 61.8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3.032cm 61.5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2.495cm 61.7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2.495cm 61.7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3.183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9.958cm 61.7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29.958cm 61.7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0.646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7.437cm 61.7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7.437cm 61.7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8.126cm 61.4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6.53338616463757cm 69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6.53338616463757cm 69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0333739510247cm 69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0333739510247cm 69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1.5383617374119cm 69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1.5383617374119cm 69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033349523799cm 69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033349523799cm 69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6.5333373101862cm 69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6.5333373101862cm 69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7.4337504020828cm 64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7.4337504020828cm 64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4.9407675580913cm 64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4.9407675580913cm 64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2.4337847140998cm 64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2.4337847140998cm 64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9.9338018701082cm 64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9.9338018701082cm 64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7.43381902611672cm 64.5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7.43381902611672cm 64.5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0.732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3.20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5.683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8.15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8.257cm 68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0.684cm 66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0.684cm 66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1.3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8.158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8.158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8.846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8.221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8.221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8.909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5.684cm 66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5.684cm 66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6.3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3.163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3.163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3.852cm 66.6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6.41938616463757cm 64.1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6.41938616463757cm 64.1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8.91937395102472cm 64.1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8.91937395102472cm 64.1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1.4243617374119cm 64.1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1.4243617374119cm 64.1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3.919349523799cm 64.1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3.919349523799cm 64.1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6.4193373101862cm 64.1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6.4193373101862cm 64.1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7.3197504020828cm 59.2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7.3197504020828cm 59.2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4.8267675580913cm 59.2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4.8267675580913cm 59.2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2.3197847140997cm 59.2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2.3197847140998cm 59.2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9.8198018701082cm 59.2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9.8198018701082cm 59.2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7.31981902611672cm 59.2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7.31981902611672cm 59.2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0.618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3.094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5.569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8.044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8.143cm 62.8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0.57cm 61.6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0.57cm 61.6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1.258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8.044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8.044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8.732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8.107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8.107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8.795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5.57cm 61.6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5.57cm 61.6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6.258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3.049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3.049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3.738cm 61.369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348560707082) translate (18.6313792346937cm 68.1503035313309cm)" svg:viewBox="0 0 2401 1201" draw:points="0,1201 2401,1201 2401,0 0,0">
          <text:p/>
        </draw:polygon>
        <draw:polygon draw:style-name="gr7" draw:text-style-name="P4" draw:layer="layout" svg:width="2.4cm" svg:height="1.2cm" draw:transform="rotate (1.59348560707082) translate (18.5863792346937cm 62.8233035313309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9.3239637944327cm 29.132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xml:id="id76" draw:id="id76" draw:layer="layout" svg:width="2.4cm" svg:height="1.2cm" draw:transform="rotate (-1.57899937427927) translate (49.3998341771775cm 57.2189624227674cm)" svg:viewBox="0 0 2401 1201" draw:points="0,1201 2401,1201 2401,0 0,0">
          <text:p/>
        </draw:polygon>
        <draw:line draw:style-name="gr26" draw:text-style-name="P13" draw:layer="layout" svg:x1="61.8cm" svg:y1="47.738cm" svg:x2="64.1cm" svg:y2="47.738cm">
          <text:p/>
        </draw:line>
        <draw:frame draw:style-name="gr27" draw:text-style-name="P14" draw:layer="layout" svg:width="1.4cm" svg:height="0.962cm" svg:x="62.2cm" svg:y="46.538cm">
          <draw:text-box>
            <text:p>1m</text:p>
          </draw:text-box>
        </draw:frame>
        <draw:line draw:style-name="gr26" draw:text-style-name="P13" draw:layer="layout" svg:x1="56.2cm" svg:y1="48.238cm" svg:x2="79.3cm" svg:y2="48.238cm">
          <text:p/>
        </draw:line>
        <draw:frame draw:style-name="gr27" draw:text-style-name="P14" draw:layer="layout" svg:width="2.7cm" svg:height="0.962cm" svg:x="62cm" svg:y="48.438cm">
          <draw:text-box>
            <text:p>10 m</text:p>
          </draw:text-box>
        </draw:frame>
        <draw:custom-shape draw:style-name="gr28" draw:text-style-name="P1" xml:id="id1" draw:id="id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4" draw:id="id64" draw:layer="layout" svg:width="1.2cm" svg:height="1.6cm" svg:x="18.598cm" svg:y="6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3" draw:id="id3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4" draw:id="id4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45" draw:id="id45" draw:layer="layout" svg:width="1.2cm" svg:height="1.6cm" draw:transform="rotate (-1.5707963267949) translate (51.424cm 29.13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" draw:id="id6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" draw:id="id7" draw:layer="layout" svg:width="1.2cm" svg:height="1.6cm" svg:x="61.932cm" svg:y="11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9" draw:id="id9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" draw:id="id5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8" draw:id="id8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10" draw:id="id10" draw:layer="layout" svg:width="1.2cm" svg:height="1.6cm" svg:x="18.3cm" svg:y="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6" draw:id="id56" draw:layer="layout" svg:width="1.2cm" svg:height="1.6cm" svg:x="18.598cm" svg:y="4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78" draw:id="id78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0" draw:id="id60" draw:layer="layout" svg:width="1.2cm" svg:height="1.6cm" svg:x="18.598cm" svg:y="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2" draw:id="id72" draw:layer="layout" svg:width="1.2cm" svg:height="1.6cm" svg:x="48.198cm" svg:y="5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7" draw:id="id67" draw:layer="layout" svg:width="1.2cm" svg:height="1.6cm" svg:x="18.598cm" svg:y="6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51" draw:id="id5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46" draw:id="id46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draw:layer="layout" svg:width="2.4cm" svg:height="1.2cm" draw:transform="rotate (0.0118682389135614) translate (45.0999637944327cm 29.4282729875605cm)" svg:viewBox="0 0 2401 1201" draw:points="0,1201 2401,1201 2401,0 0,0">
          <text:p/>
        </draw:polygon>
        <draw:custom-shape draw:style-name="gr32" draw:text-style-name="P17" xml:id="id2" draw:id="id2" draw:layer="layout" svg:width="1.2cm" svg:height="1.6cm" draw:transform="rotate (-1.5707963267949) translate (47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svg:x1="18.9cm" svg:y1="34.1cm" svg:x2="45.6cm" svg:y2="30cm" draw:start-shape="id1" draw:start-glue-point="4" draw:end-shape="id2" draw:end-glue-point="6" svg:d="M18900 34100v-4100h26700" svg:viewBox="0 0 26701 4101">
          <text:p/>
        </draw:connector>
        <draw:connector draw:style-name="gr34" draw:text-style-name="P1" draw:layer="layout" draw:line-skew="2.1cm" svg:x1="46.4cm" svg:y1="29.4cm" svg:x2="18.9cm" svg:y2="25.5cm" draw:start-shape="id2" draw:start-glue-point="5" svg:d="M46400 29400v-100h-27500v-3800" svg:viewBox="0 0 27501 3901">
          <text:p text:style-name="P1"/>
        </draw:connector>
        <draw:connector draw:style-name="gr35" draw:text-style-name="P1" draw:layer="layout" draw:line-skew="7.349cm" svg:x1="46.4cm" svg:y1="29.4cm" svg:x2="19.2cm" svg:y2="13.1cm" draw:start-shape="id2" draw:end-shape="id3" draw:end-glue-point="6" svg:d="M46400 29400v-800h-27200v-15500" svg:viewBox="0 0 27201 16301">
          <text:p/>
        </draw:connector>
        <draw:connector draw:style-name="gr35" draw:text-style-name="P1" draw:layer="layout" svg:x1="46.4cm" svg:y1="30.6cm" svg:x2="47.8cm" svg:y2="15.9cm" draw:start-shape="id2" draw:start-glue-point="7" draw:end-shape="id4" draw:end-glue-point="6" svg:d="M46400 30600v502h1400v-15202" svg:viewBox="0 0 1401 15203">
          <text:p/>
        </draw:connector>
        <draw:connector draw:style-name="gr36" draw:text-style-name="P1" draw:layer="layout" svg:x1="47.2cm" svg:y1="30cm" svg:x2="62.3cm" svg:y2="25.3cm" draw:start-shape="id2" draw:start-glue-point="4" draw:end-shape="id5" draw:end-glue-point="6" svg:d="M47200 30000h15100v-4700" svg:viewBox="0 0 15101 4701">
          <text:p/>
        </draw:connector>
        <draw:connector draw:style-name="gr35" draw:text-style-name="P1" draw:layer="layout" svg:x1="62.4cm" svg:y1="18.9cm" svg:x2="47.2cm" svg:y2="30cm" draw:start-shape="id6" draw:start-glue-point="6" draw:end-shape="id2" draw:end-glue-point="4" svg:d="M62400 18900v11100h-15200" svg:viewBox="0 0 15201 11101">
          <text:p/>
        </draw:connector>
        <draw:connector draw:style-name="gr35" draw:text-style-name="P1" draw:layer="layout" svg:x1="47.2cm" svg:y1="30cm" svg:x2="62.532cm" svg:y2="12.942cm" draw:start-shape="id2" draw:start-glue-point="4" draw:end-shape="id7" draw:end-glue-point="6" svg:d="M47200 30000h15332v-17058" svg:viewBox="0 0 15333 17059">
          <text:p/>
        </draw:connector>
        <draw:connector draw:style-name="gr35" draw:text-style-name="P1" draw:layer="layout" svg:x1="47.2cm" svg:y1="30cm" svg:x2="62.6cm" svg:y2="6.6cm" draw:start-shape="id2" draw:start-glue-point="4" draw:end-shape="id8" draw:end-glue-point="6" svg:d="M47200 30000h15400v-23400" svg:viewBox="0 0 15401 23401">
          <text:p/>
        </draw:connector>
        <draw:connector draw:style-name="gr35" draw:text-style-name="P1" draw:layer="layout" svg:x1="47.2cm" svg:y1="30cm" svg:x2="91.9cm" svg:y2="15.9cm" draw:start-shape="id2" draw:start-glue-point="4" draw:end-shape="id9" draw:end-glue-point="6" svg:d="M47200 30000h44700v-14100" svg:viewBox="0 0 44701 14101">
          <text:p/>
        </draw:connector>
        <draw:custom-shape draw:style-name="gr37" draw:text-style-name="P18" xml:id="id11" draw:id="id11" draw:layer="layout" svg:width="1.4cm" svg:height="0.7cm" svg:x="15.7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draw:line-skew="0.299cm -0.202cm" svg:x1="18.3cm" svg:y1="24.8cm" svg:x2="16.4cm" svg:y2="24.4cm" draw:start-shape="id10" draw:start-glue-point="5" draw:end-shape="id11" draw:end-glue-point="5" svg:d="M18300 24800h-300v-100h-1600v-300" svg:viewBox="0 0 1901 401">
          <text:p/>
        </draw:connector>
        <draw:custom-shape draw:style-name="gr37" draw:text-style-name="P18" xml:id="id12" draw:id="id12" draw:layer="layout" svg:width="1.4cm" svg:height="0.7cm" svg:x="35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draw:line-skew="0cm -0.102cm" svg:x1="19.5cm" svg:y1="24.8cm" svg:x2="35.9cm" svg:y2="24.4cm" draw:start-shape="id10" draw:start-glue-point="7" draw:end-shape="id12" draw:end-glue-point="5" svg:d="M19500 24800h7851 8549v-400" svg:viewBox="0 0 16401 401">
          <text:p/>
        </draw:connector>
        <draw:line draw:style-name="gr39" draw:text-style-name="P13" draw:layer="layout" svg:x1="39.6cm" svg:y1="3.2cm" svg:x2="39.5cm" svg:y2="26.1cm">
          <text:p/>
        </draw:line>
        <draw:custom-shape draw:style-name="gr37" draw:text-style-name="P18" xml:id="id13" draw:id="id13" draw:layer="layout" svg:width="1.4cm" svg:height="0.7cm" svg:x="35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draw:line-skew="0cm -1.202cm" svg:x1="18.6cm" svg:y1="12.3cm" svg:x2="36.1cm" svg:y2="12cm" draw:start-shape="id3" draw:start-glue-point="5" draw:end-shape="id13" draw:end-glue-point="5" svg:d="M18600 12300h-501v100h18001v-400" svg:viewBox="0 0 18002 401">
          <text:p/>
        </draw:connector>
        <draw:custom-shape draw:style-name="gr37" draw:text-style-name="P18" xml:id="id14" draw:id="id14" draw:layer="layout" svg:width="1.4cm" svg:height="0.7cm" svg:x="20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svg:x1="19.8cm" svg:y1="12.3cm" svg:x2="21.1cm" svg:y2="12cm" draw:start-shape="id3" draw:start-glue-point="7" draw:end-shape="id14" draw:end-glue-point="5" svg:d="M19800 12300h1300v-300" svg:viewBox="0 0 1301 301">
          <text:p/>
        </draw:connector>
        <draw:custom-shape draw:style-name="gr29" draw:text-style-name="P1" xml:id="id15" draw:id="id15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" xml:id="id21" draw:id="id21" draw:layer="layout" draw:line-skew="4.549cm" svg:x1="46.4cm" svg:y1="29.4cm" svg:x2="19cm" svg:y2="19cm" draw:end-shape="id15" draw:end-glue-point="6" svg:d="M46400 29400v-400h-27400v-10000" svg:viewBox="0 0 27401 10401">
          <text:p/>
        </draw:connector>
        <draw:custom-shape draw:style-name="gr37" draw:text-style-name="P18" xml:id="id16" draw:id="id16" draw:layer="layout" svg:width="1.4cm" svg:height="0.7cm" svg:x="15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draw:line-skew="0cm -0.302cm" svg:x1="18.4cm" svg:y1="18.2cm" svg:x2="16.5cm" svg:y2="18cm" draw:start-shape="id15" draw:start-glue-point="5" draw:end-shape="id16" draw:end-glue-point="5" svg:d="M18400 18200h-599-1301v-200" svg:viewBox="0 0 1901 201">
          <text:p/>
        </draw:connector>
        <draw:custom-shape draw:style-name="gr37" draw:text-style-name="P18" xml:id="id17" draw:id="id17" draw:layer="layout" svg:width="1.4cm" svg:height="0.7cm" svg:x="20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svg:x1="19.6cm" svg:y1="18.2cm" svg:x2="20.9cm" svg:y2="18cm" draw:start-shape="id15" draw:start-glue-point="7" draw:end-shape="id17" draw:end-glue-point="5" svg:d="M19600 18200h1300v-200" svg:viewBox="0 0 1301 201">
          <text:p/>
        </draw:connector>
        <draw:custom-shape draw:style-name="gr29" draw:text-style-name="P1" xml:id="id18" draw:id="id18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8" xml:id="id19" draw:id="id19" draw:layer="layout" svg:width="1.4cm" svg:height="0.7cm" svg:x="16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draw:line-skew="0.299cm -0.202cm" svg:x1="18.6cm" svg:y1="6cm" svg:x2="16.7cm" svg:y2="5.6cm" draw:start-shape="id18" draw:start-glue-point="5" draw:end-shape="id19" draw:end-glue-point="5" svg:d="M18600 6000h-300v-100h-1600v-300" svg:viewBox="0 0 1901 401">
          <text:p/>
        </draw:connector>
        <draw:custom-shape draw:style-name="gr37" draw:text-style-name="P18" xml:id="id20" draw:id="id20" draw:layer="layout" svg:width="1.4cm" svg:height="0.7cm" svg:x="20.5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svg:x1="19.8cm" svg:y1="6cm" svg:x2="21.2cm" svg:y2="5.6cm" draw:start-shape="id18" draw:start-glue-point="7" draw:end-shape="id20" draw:end-glue-point="5" svg:d="M19800 6000h1400v-400" svg:viewBox="0 0 1401 401">
          <text:p/>
        </draw:connector>
        <draw:connector draw:style-name="gr35" draw:text-style-name="P1" draw:layer="layout" draw:line-skew="-0.501cm 15.499cm" svg:x1="46.4cm" svg:y1="29.4cm" svg:x2="19.2cm" svg:y2="6.8cm" draw:start-shape="id21" draw:start-glue-point="2" draw:end-shape="id18" draw:end-glue-point="6" svg:d="M46400 29400v-1000h-27200v-21600" svg:viewBox="0 0 27201 22601">
          <text:p/>
        </draw:connector>
        <draw:custom-shape draw:style-name="gr37" draw:text-style-name="P18" xml:id="id22" draw:id="id22" draw:layer="layout" svg:width="1.4cm" svg:height="0.7cm" svg:x="35.4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svg:x1="18.6cm" svg:y1="6cm" svg:x2="36.1cm" svg:y2="5.5cm" draw:end-shape="id22" draw:end-glue-point="5" svg:d="M18600 6000v2h17500v-502" svg:viewBox="0 0 17501 503">
          <text:p/>
        </draw:connector>
        <draw:custom-shape draw:style-name="gr37" draw:text-style-name="P18" xml:id="id23" draw:id="id23" draw:layer="layout" svg:width="1.4cm" svg:height="0.7cm" svg:x="35.1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svg:x1="19.6cm" svg:y1="18.2cm" svg:x2="35.8cm" svg:y2="17.9cm" draw:end-shape="id23" draw:end-glue-point="5" svg:d="M19600 18200v202h16200v-502" svg:viewBox="0 0 16201 503">
          <text:p/>
        </draw:connector>
        <draw:custom-shape draw:style-name="gr37" draw:text-style-name="P18" xml:id="id24" draw:id="id24" draw:layer="layout" svg:width="1.4cm" svg:height="0.7cm" svg:x="16.1cm" svg:y="11.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draw:line-skew="0cm -0.302cm" svg:x1="18.6cm" svg:y1="12.3cm" svg:x2="16.8cm" svg:y2="12.1cm" draw:start-shape="id3" draw:start-glue-point="5" draw:end-shape="id24" draw:end-glue-point="5" svg:d="M18600 12300h-549-1251v-200" svg:viewBox="0 0 1801 201">
          <text:p/>
        </draw:connector>
        <draw:connector draw:style-name="gr35" draw:text-style-name="P1" draw:layer="layout" draw:line-skew="-0.501cm 15.499cm" svg:x1="46.4cm" svg:y1="29.4cm" svg:x2="19.2cm" svg:y2="6.8cm" svg:d="M46400 29400v-1000h-27200v-21600" svg:viewBox="0 0 27201 22601">
          <text:p/>
        </draw:connector>
        <draw:custom-shape draw:style-name="gr37" draw:text-style-name="P18" xml:id="id26" draw:id="id26" draw:layer="layout" svg:width="1.4cm" svg:height="0.7cm" svg:x="45.2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27" draw:id="id27" draw:layer="layout" svg:width="1.4cm" svg:height="0.7cm" svg:x="44.9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25" draw:id="id25" draw:layer="layout" svg:width="1.4cm" svg:height="0.7cm" svg:x="4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28" draw:id="id28" draw:layer="layout" svg:width="1.4cm" svg:height="0.7cm" svg:x="44.9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2" draw:id="id32" draw:layer="layout" svg:width="1.4cm" svg:height="0.7cm" svg:x="59.3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1" draw:id="id31" draw:layer="layout" svg:width="1.4cm" svg:height="0.7cm" svg:x="59.3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0" draw:id="id30" draw:layer="layout" svg:width="1.4cm" svg:height="0.7cm" svg:x="59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3" draw:id="id33" draw:layer="layout" svg:width="1.4cm" svg:height="0.7cm" svg:x="63.9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29" draw:id="id29" draw:layer="layout" svg:width="1.4cm" svg:height="0.7cm" svg:x="59.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5" draw:id="id35" draw:layer="layout" svg:width="1.4cm" svg:height="0.7cm" svg:x="63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4" draw:id="id34" draw:layer="layout" svg:width="1.4cm" svg:height="0.7cm" svg:x="6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7" draw:id="id37" draw:layer="layout" svg:width="1.4cm" svg:height="0.7cm" svg:x="78.3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8" draw:id="id38" draw:layer="layout" svg:width="1.4cm" svg:height="0.7cm" svg:x="78.2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9" draw:id="id39" draw:layer="layout" svg:width="1.4cm" svg:height="0.7cm" svg:x="78.7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40" draw:id="id40" draw:layer="layout" svg:width="1.4cm" svg:height="0.7cm" svg:x="78.4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41" draw:id="id41" draw:layer="layout" svg:width="1.4cm" svg:height="0.7cm" svg:x="88.3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42" draw:id="id42" draw:layer="layout" svg:width="1.4cm" svg:height="0.7cm" svg:x="88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43" draw:id="id43" draw:layer="layout" svg:width="1.4cm" svg:height="0.7cm" svg:x="88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44" draw:id="id44" draw:layer="layout" svg:width="1.4cm" svg:height="0.7cm" svg:x="88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36" draw:id="id36" draw:layer="layout" svg:width="1.4cm" svg:height="0.7cm" svg:x="63.8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0" draw:text-style-name="P1" draw:layer="layout" draw:line-skew="-4.201cm" svg:x1="45.7cm" svg:y1="5.5cm" svg:x2="47.8cm" svg:y2="14.3cm" draw:start-shape="id25" draw:start-glue-point="5" draw:end-shape="id4" draw:end-glue-point="4" svg:d="M45700 5500v200h2100v8600" svg:viewBox="0 0 2101 8801">
          <text:p/>
        </draw:connector>
        <draw:connector draw:style-name="gr41" draw:text-style-name="P1" draw:layer="layout" draw:line-skew="-0.901cm" svg:x1="47.8cm" svg:y1="14.3cm" svg:x2="45.9cm" svg:y2="11.9cm" draw:start-shape="id4" draw:start-glue-point="4" draw:end-shape="id26" draw:end-glue-point="5" svg:d="M47800 14300v-2100h-1900v-300" svg:viewBox="0 0 1901 2401">
          <text:p/>
        </draw:connector>
        <draw:connector draw:style-name="gr42" draw:text-style-name="P1" draw:layer="layout" draw:line-skew="2.701cm -0.202cm" svg:x1="47.2cm" svg:y1="15.1cm" svg:x2="45.6cm" svg:y2="17.9cm" draw:start-shape="id4" draw:start-glue-point="5" draw:end-shape="id27" draw:end-glue-point="5" svg:d="M47200 15100h-100v3100h-1500v-300" svg:viewBox="0 0 1601 3101">
          <text:p/>
        </draw:connector>
        <draw:connector draw:style-name="gr42" draw:text-style-name="P1" draw:layer="layout" draw:line-skew="2.801cm -0.202cm" svg:x1="47.2cm" svg:y1="15.1cm" svg:x2="45.6cm" svg:y2="24.3cm" draw:start-shape="id4" draw:start-glue-point="5" draw:end-shape="id28" draw:end-glue-point="5" svg:d="M47200 15100v9500h-1600v-300" svg:viewBox="0 0 1601 9501">
          <text:p/>
        </draw:connector>
        <draw:connector draw:style-name="gr42" draw:text-style-name="P1" draw:layer="layout" draw:line-skew="0cm -0.202cm" svg:x1="62cm" svg:y1="5.8cm" svg:x2="60.2cm" svg:y2="5.5cm" draw:start-shape="id8" draw:start-glue-point="5" draw:end-shape="id29" draw:end-glue-point="5" svg:d="M62000 5800h-549-1251v-300" svg:viewBox="0 0 1801 301">
          <text:p/>
        </draw:connector>
        <draw:connector draw:style-name="gr42" draw:text-style-name="P1" draw:layer="layout" draw:line-skew="0cm -0.202cm" svg:x1="61.932cm" svg:y1="12.142cm" svg:x2="60.2cm" svg:y2="11.9cm" draw:start-shape="id7" draw:start-glue-point="5" draw:end-shape="id30" draw:end-glue-point="5" svg:d="M61932 12142h-515v58h-1217v-300" svg:viewBox="0 0 1733 301">
          <text:p/>
        </draw:connector>
        <draw:connector draw:style-name="gr42" draw:text-style-name="P1" draw:layer="layout" draw:line-skew="0cm -0.202cm" svg:x1="61.8cm" svg:y1="18.1cm" svg:x2="60cm" svg:y2="17.9cm" draw:start-shape="id6" draw:start-glue-point="5" draw:end-shape="id31" draw:end-glue-point="5" svg:d="M61800 18100h-549v100h-1251v-300" svg:viewBox="0 0 1801 301">
          <text:p/>
        </draw:connector>
        <draw:connector draw:style-name="gr42" draw:text-style-name="P1" draw:layer="layout" svg:x1="61.7cm" svg:y1="24.5cm" svg:x2="60cm" svg:y2="24.4cm" draw:start-shape="id5" draw:start-glue-point="5" draw:end-shape="id32" draw:end-glue-point="5" svg:d="M61700 24500h-1700v-100" svg:viewBox="0 0 1701 101">
          <text:p/>
        </draw:connector>
        <draw:connector draw:style-name="gr42" draw:text-style-name="P1" draw:layer="layout" svg:x1="63.2cm" svg:y1="5.8cm" svg:x2="64.6cm" svg:y2="5.5cm" draw:start-shape="id8" draw:start-glue-point="7" draw:end-shape="id33" draw:end-glue-point="5" svg:d="M63200 5800h1400v-300" svg:viewBox="0 0 1401 301">
          <text:p/>
        </draw:connector>
        <draw:connector draw:style-name="gr42" draw:text-style-name="P1" draw:layer="layout" svg:x1="63.132cm" svg:y1="12.142cm" svg:x2="64.7cm" svg:y2="12cm" draw:start-shape="id7" draw:start-glue-point="7" draw:end-shape="id34" draw:end-glue-point="5" svg:d="M63132 12142h1568v-142" svg:viewBox="0 0 1569 143">
          <text:p/>
        </draw:connector>
        <draw:connector draw:style-name="gr42" draw:text-style-name="P1" draw:layer="layout" svg:x1="63cm" svg:y1="18.1cm" svg:x2="64.5cm" svg:y2="18cm" draw:start-shape="id6" draw:start-glue-point="7" draw:end-shape="id35" draw:end-glue-point="5" svg:d="M63000 18100h1500v-100" svg:viewBox="0 0 1501 101">
          <text:p/>
        </draw:connector>
        <draw:connector draw:style-name="gr35" draw:text-style-name="P1" draw:layer="layout" svg:x1="62.9cm" svg:y1="24.5cm" svg:x2="64.5cm" svg:y2="24.4cm" draw:start-shape="id5" draw:start-glue-point="7" draw:end-shape="id36" draw:end-glue-point="5" svg:d="M62900 24500h1600v-100" svg:viewBox="0 0 1601 101">
          <text:p/>
        </draw:connector>
        <draw:connector draw:style-name="gr42" draw:text-style-name="P1" draw:layer="layout" draw:line-skew="0cm -0.202cm" svg:x1="62.9cm" svg:y1="24.5cm" svg:x2="79cm" svg:y2="24.3cm" draw:start-shape="id5" draw:start-glue-point="7" draw:end-shape="id37" draw:end-glue-point="5" svg:d="M62900 24500h7701v100h8399v-300" svg:viewBox="0 0 16101 301">
          <text:p/>
        </draw:connector>
        <draw:connector draw:style-name="gr42" draw:text-style-name="P1" draw:layer="layout" draw:line-skew="0cm -0.202cm" svg:x1="63cm" svg:y1="18.1cm" svg:x2="78.9cm" svg:y2="17.9cm" draw:start-shape="id6" draw:start-glue-point="7" draw:end-shape="id38" draw:end-glue-point="5" svg:d="M63000 18100h7601v100h8299v-300" svg:viewBox="0 0 15901 301">
          <text:p/>
        </draw:connector>
        <draw:connector draw:style-name="gr42" draw:text-style-name="P1" draw:layer="layout" draw:line-skew="0cm -0.202cm" svg:x1="63.132cm" svg:y1="12.142cm" svg:x2="79.4cm" svg:y2="11.9cm" draw:start-shape="id7" draw:start-glue-point="7" draw:end-shape="id39" draw:end-glue-point="5" svg:d="M63132 12142h7785v58h8483v-300" svg:viewBox="0 0 16269 301">
          <text:p/>
        </draw:connector>
        <draw:connector draw:style-name="gr42" draw:text-style-name="P1" draw:layer="layout" draw:line-skew="0cm -0.202cm" svg:x1="63.2cm" svg:y1="5.8cm" svg:x2="79.1cm" svg:y2="5.6cm" draw:start-shape="id8" draw:start-glue-point="7" draw:end-shape="id40" draw:end-glue-point="5" svg:d="M63200 5800h7601v100h8299v-300" svg:viewBox="0 0 15901 301">
          <text:p/>
        </draw:connector>
        <draw:connector draw:style-name="gr42" draw:text-style-name="P1" draw:layer="layout" draw:line-skew="-4.001cm" svg:x1="91.9cm" svg:y1="14.3cm" svg:x2="89cm" svg:y2="5.5cm" draw:start-shape="id9" draw:start-glue-point="4" draw:end-shape="id41" draw:end-glue-point="5" svg:d="M91900 14300v-8400h-2900v-400" svg:viewBox="0 0 2901 8801">
          <text:p/>
        </draw:connector>
        <draw:connector draw:style-name="gr42" draw:text-style-name="P1" draw:layer="layout" draw:line-skew="-0.901cm" svg:x1="91.9cm" svg:y1="14.3cm" svg:x2="89.2cm" svg:y2="11.9cm" draw:start-shape="id9" draw:start-glue-point="4" draw:end-shape="id42" draw:end-glue-point="5" svg:d="M91900 14300v-2100h-2700v-300" svg:viewBox="0 0 2701 2401">
          <text:p/>
        </draw:connector>
        <draw:connector draw:style-name="gr42" draw:text-style-name="P1" draw:layer="layout" draw:line-skew="-0.051cm -0.302cm" svg:x1="91.3cm" svg:y1="15.1cm" svg:x2="88.9cm" svg:y2="18cm" draw:start-shape="id9" draw:start-glue-point="5" draw:end-shape="id43" draw:end-glue-point="5" svg:d="M91300 15100h-900v3100h-1500v-200" svg:viewBox="0 0 2401 3101">
          <text:p/>
        </draw:connector>
        <draw:connector draw:style-name="gr42" draw:text-style-name="P1" draw:layer="layout" draw:line-skew="0.249cm -0.302cm" svg:x1="91.3cm" svg:y1="15.1cm" svg:x2="88.9cm" svg:y2="24.4cm" draw:start-shape="id9" draw:start-glue-point="5" draw:end-shape="id44" draw:end-glue-point="5" svg:d="M91300 15100h-600v9500h-1800v-200" svg:viewBox="0 0 2401 9501">
          <text:p/>
        </draw:connector>
        <draw:connector draw:style-name="gr33" draw:text-style-name="P1" draw:layer="layout" draw:line-skew="-9.912cm" svg:x1="19.4cm" svg:y1="34.95cm" svg:x2="49.824cm" svg:y2="29.733cm" draw:start-shape="id1" draw:start-glue-point="10" draw:end-shape="id45" draw:end-glue-point="6" svg:d="M19400 34950h5300v-5217h25124" svg:viewBox="0 0 30425 5218">
          <text:p/>
        </draw:connector>
        <draw:custom-shape draw:style-name="gr37" draw:text-style-name="P18" xml:id="id49" draw:id="id49" draw:layer="layout" svg:width="1.4cm" svg:height="0.7cm" svg:x="43.9cm" svg:y="34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48" draw:id="id48" draw:layer="layout" svg:width="1.4cm" svg:height="0.7cm" svg:x="38.8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47" draw:id="id47" draw:layer="layout" svg:width="1.4cm" svg:height="0.7cm" svg:x="38.8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50" draw:id="id50" draw:layer="layout" svg:width="1.4cm" svg:height="0.7cm" svg:x="43.9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54" draw:id="id54" draw:layer="layout" svg:width="1.4cm" svg:height="0.7cm" svg:x="78.2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55" draw:id="id55" draw:layer="layout" svg:width="1.4cm" svg:height="0.7cm" svg:x="78.3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53" draw:id="id53" draw:layer="layout" svg:width="1.4cm" svg:height="0.7cm" svg:x="72.6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18" xml:id="id52" draw:id="id52" draw:layer="layout" svg:width="1.4cm" svg:height="0.7cm" svg:x="72.5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3" draw:text-style-name="P1" draw:layer="layout" svg:x1="41.2cm" svg:y1="37.8cm" svg:x2="40.025cm" svg:y2="39.95cm" draw:start-shape="id46" draw:start-glue-point="6" draw:end-shape="id47" draw:end-glue-point="4" svg:d="M41200 37800h-502v1201h4v949h-677" svg:viewBox="0 0 1176 2151">
          <text:p/>
        </draw:connector>
        <draw:connector draw:style-name="gr42" draw:text-style-name="P1" draw:layer="layout" svg:x1="41.2cm" svg:y1="37.8cm" svg:x2="40.025cm" svg:y2="34.45cm" draw:start-shape="id46" draw:start-glue-point="6" draw:end-shape="id48" draw:end-glue-point="4" svg:d="M41200 37800h-502v-1799h4v-1551h-677" svg:viewBox="0 0 1176 3351">
          <text:p/>
        </draw:connector>
        <draw:connector draw:style-name="gr42" draw:text-style-name="P1" draw:layer="layout" svg:x1="42.8cm" svg:y1="37.8cm" svg:x2="44.075cm" svg:y2="34.55cm" draw:start-shape="id46" draw:start-glue-point="4" draw:end-shape="id49" draw:end-glue-point="6" svg:d="M42800 37800h550v-3250h725" svg:viewBox="0 0 1276 3251">
          <text:p/>
        </draw:connector>
        <draw:connector draw:style-name="gr42" draw:text-style-name="P1" draw:layer="layout" svg:x1="42.8cm" svg:y1="37.8cm" svg:x2="44.075cm" svg:y2="39.95cm" draw:start-shape="id46" draw:start-glue-point="4" draw:end-shape="id50" draw:end-glue-point="6" svg:d="M42800 37800h550v2150h725" svg:viewBox="0 0 1276 2151">
          <text:p/>
        </draw:connector>
        <draw:connector draw:style-name="gr33" draw:text-style-name="P1" draw:layer="layout" draw:line-skew="-5.1cm -8.102cm" svg:x1="19.254cm" svg:y1="35.551cm" svg:x2="42cm" svg:y2="38.4cm" draw:start-shape="id1" draw:start-glue-point="9" draw:end-shape="id46" draw:end-glue-point="7" svg:d="M19254 35551h5946v-4751h16800v7600" svg:viewBox="0 0 22747 7601">
          <text:p/>
        </draw:connector>
        <draw:connector draw:style-name="gr42" draw:text-style-name="P1" draw:layer="layout" svg:x1="75.2cm" svg:y1="37.7cm" svg:x2="73.725cm" svg:y2="34.45cm" draw:start-shape="id51" draw:start-glue-point="6" draw:end-shape="id52" draw:end-glue-point="4" svg:d="M75200 37700h-650v-3250h-825" svg:viewBox="0 0 1476 3251">
          <text:p/>
        </draw:connector>
        <draw:connector draw:style-name="gr42" draw:text-style-name="P1" draw:layer="layout" draw:line-skew="0.2cm -0.202cm" svg:x1="75.2cm" svg:y1="37.7cm" svg:x2="73.3cm" svg:y2="40.3cm" draw:start-shape="id51" draw:start-glue-point="6" draw:end-shape="id53" draw:end-glue-point="5" svg:d="M75200 37700h-400v2900h-1500v-300" svg:viewBox="0 0 1901 2901">
          <text:p/>
        </draw:connector>
        <draw:connector draw:style-name="gr42" draw:text-style-name="P1" draw:layer="layout" svg:x1="76.8cm" svg:y1="37.7cm" svg:x2="78.2cm" svg:y2="34.45cm" draw:start-shape="id51" draw:start-glue-point="4" draw:end-shape="id54" draw:end-glue-point="3" svg:d="M76800 37700h700v-3250h700" svg:viewBox="0 0 1401 3251">
          <text:p/>
        </draw:connector>
        <draw:connector draw:style-name="gr42" draw:text-style-name="P1" draw:layer="layout" draw:line-skew="-0.15cm -0.302cm" svg:x1="76.8cm" svg:y1="37.7cm" svg:x2="79cm" svg:y2="40.3cm" draw:start-shape="id51" draw:start-glue-point="4" draw:end-shape="id55" draw:end-glue-point="5" svg:d="M76800 37700h600v2800h1600v-200" svg:viewBox="0 0 2201 2801">
          <text:p/>
        </draw:connector>
        <draw:connector draw:style-name="gr33" draw:text-style-name="P1" draw:layer="layout" draw:line-skew="-21.7cm -7.102cm" svg:x1="19.254cm" svg:y1="34.349cm" svg:x2="76cm" svg:y2="38.3cm" draw:start-shape="id1" draw:start-glue-point="11" draw:end-shape="id51" draw:end-glue-point="7" svg:d="M19254 34349h6346v-2649h50400v6600" svg:viewBox="0 0 56747 6601">
          <text:p/>
        </draw:connector>
        <draw:custom-shape draw:style-name="gr44" draw:text-style-name="P18" xml:id="id58" draw:id="id58" draw:layer="layout" svg:width="1.5cm" svg:height="0.7cm" svg:x="20.698cm" svg:y="48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57" draw:id="id57" draw:layer="layout" svg:width="1.5cm" svg:height="0.7cm" svg:x="16.098cm" svg:y="48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62" draw:id="id62" draw:layer="layout" svg:width="1.5cm" svg:height="0.7cm" svg:x="16.098cm" svg:y="53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61" draw:id="id61" draw:layer="layout" svg:width="1.5cm" svg:height="0.7cm" svg:x="20.598cm" svg:y="53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65" draw:id="id65" draw:layer="layout" svg:width="1.5cm" svg:height="0.7cm" svg:x="20.698cm" svg:y="60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68" draw:id="id68" draw:layer="layout" svg:width="1.5cm" svg:height="0.7cm" svg:x="16.0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77" draw:id="id77" draw:layer="layout" svg:width="1.5cm" svg:height="0.7cm" svg:x="20.6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59" draw:id="id59" draw:layer="layout" svg:width="1.5cm" svg:height="0.7cm" svg:x="35.298cm" svg:y="48.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63" draw:id="id63" draw:layer="layout" svg:width="1.5cm" svg:height="0.7cm" svg:x="35.298cm" svg:y="53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69" draw:id="id69" draw:layer="layout" svg:width="1.5cm" svg:height="0.7cm" svg:x="35.398cm" svg:y="66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75" draw:id="id75" draw:layer="layout" svg:width="1.5cm" svg:height="0.7cm" svg:x="45.1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74" draw:id="id74" draw:layer="layout" svg:width="1.5cm" svg:height="0.7cm" svg:x="45.198cm" svg:y="60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73" draw:id="id73" draw:layer="layout" svg:width="1.5cm" svg:height="0.7cm" svg:x="45.298cm" svg:y="5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71" draw:id="id71" draw:layer="layout" svg:width="1.5cm" svg:height="0.7cm" svg:x="45.098cm" svg:y="48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18" xml:id="id66" draw:id="id66" draw:layer="layout" svg:width="1.5cm" svg:height="0.7cm" svg:x="35.298cm" svg:y="60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3" draw:layer="layout" svg:x1="39.698cm" svg:y1="46.6cm" svg:x2="39.898cm" svg:y2="70.2cm">
          <text:p/>
        </draw:line>
        <draw:connector draw:style-name="gr43" draw:text-style-name="P1" draw:layer="layout" svg:x1="18.598cm" svg:y1="49.4cm" svg:x2="16.848cm" svg:y2="49.2cm" draw:start-shape="id56" draw:start-glue-point="5" draw:end-shape="id57" draw:end-glue-point="5" svg:d="M18598 49400h-1750v-200" svg:viewBox="0 0 1751 201">
          <text:p/>
        </draw:connector>
        <draw:connector draw:style-name="gr45" draw:text-style-name="P18" draw:layer="layout" svg:x1="19.798cm" svg:y1="49.4cm" svg:x2="21.448cm" svg:y2="49.3cm" draw:start-shape="id56" draw:start-glue-point="7" draw:end-shape="id58" draw:end-glue-point="5" svg:d="M19798 49400h1650v-100" svg:viewBox="0 0 1651 101">
          <text:p/>
        </draw:connector>
        <draw:connector draw:style-name="gr45" draw:text-style-name="P18" draw:layer="layout" draw:line-skew="0cm -0.402cm" svg:x1="19.798cm" svg:y1="49.4cm" svg:x2="36.048cm" svg:y2="49.4cm" draw:start-shape="id56" draw:start-glue-point="7" draw:end-shape="id59" draw:end-glue-point="5" svg:d="M19798 49400h7751v100h8499v-100" svg:viewBox="0 0 16251 101">
          <text:p/>
        </draw:connector>
        <draw:connector draw:style-name="gr42" draw:text-style-name="P1" draw:layer="layout" svg:x1="19.798cm" svg:y1="54.8cm" svg:x2="21.348cm" svg:y2="54.5cm" draw:start-shape="id60" draw:start-glue-point="7" draw:end-shape="id61" draw:end-glue-point="5" svg:d="M19798 54800h1550v-300" svg:viewBox="0 0 1551 301">
          <text:p/>
        </draw:connector>
        <draw:connector draw:style-name="gr42" draw:text-style-name="P1" draw:layer="layout" svg:x1="18.598cm" svg:y1="54.8cm" svg:x2="16.848cm" svg:y2="54.6cm" draw:start-shape="id60" draw:start-glue-point="5" draw:end-shape="id62" draw:end-glue-point="5" svg:d="M18598 54800h-1750v-200" svg:viewBox="0 0 1751 201">
          <text:p/>
        </draw:connector>
        <draw:connector draw:style-name="gr42" draw:text-style-name="P1" draw:layer="layout" draw:line-skew="0cm -0.202cm" svg:x1="19.798cm" svg:y1="54.8cm" svg:x2="36.048cm" svg:y2="54.6cm" draw:start-shape="id60" draw:start-glue-point="7" draw:end-shape="id63" draw:end-glue-point="5" svg:d="M19798 54800h7751v100h8499v-300" svg:viewBox="0 0 16251 301">
          <text:p/>
        </draw:connector>
        <draw:connector draw:style-name="gr42" draw:text-style-name="P1" draw:layer="layout" svg:x1="19.798cm" svg:y1="61.7cm" svg:x2="21.448cm" svg:y2="61.5cm" draw:start-shape="id64" draw:start-glue-point="7" draw:end-shape="id65" draw:end-glue-point="5" svg:d="M19798 61700h1650v-200" svg:viewBox="0 0 1651 201">
          <text:p/>
        </draw:connector>
        <draw:connector draw:style-name="gr42" draw:text-style-name="P1" draw:layer="layout" draw:line-skew="0cm -0.402cm" svg:x1="19.798cm" svg:y1="61.7cm" svg:x2="36.048cm" svg:y2="61.6cm" draw:start-shape="id64" draw:start-glue-point="7" draw:end-shape="id66" draw:end-glue-point="5" svg:d="M19798 61700h7751 8499v-100" svg:viewBox="0 0 16251 101">
          <text:p/>
        </draw:connector>
        <draw:connector draw:style-name="gr42" draw:text-style-name="P1" draw:layer="layout" svg:x1="18.598cm" svg:y1="66.9cm" svg:x2="16.848cm" svg:y2="66.7cm" draw:start-shape="id67" draw:start-glue-point="5" draw:end-shape="id68" draw:end-glue-point="5" svg:d="M18598 66900h-1750v-200" svg:viewBox="0 0 1751 201">
          <text:p/>
        </draw:connector>
        <draw:connector draw:style-name="gr42" draw:text-style-name="P1" draw:layer="layout" draw:line-skew="-0.402cm" svg:x1="36.148cm" svg:y1="66.8cm" svg:x2="19.798cm" svg:y2="66.9cm" draw:start-shape="id69" draw:start-glue-point="5" draw:end-shape="id67" draw:end-glue-point="7" svg:d="M36148 66800v100h-8549-7801" svg:viewBox="0 0 16351 101">
          <text:p/>
        </draw:connector>
        <draw:custom-shape draw:style-name="gr44" draw:text-style-name="P18" xml:id="id70" draw:id="id70" draw:layer="layout" svg:width="1.5cm" svg:height="0.7cm" svg:x="16.098cm" svg:y="60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2" draw:text-style-name="P1" draw:layer="layout" svg:x1="18.598cm" svg:y1="61.7cm" svg:x2="16.848cm" svg:y2="61.3cm" draw:start-shape="id64" draw:start-glue-point="5" draw:end-shape="id70" draw:end-glue-point="5" svg:d="M18598 61700h-1750v-400" svg:viewBox="0 0 1751 401">
          <text:p/>
        </draw:connector>
        <draw:connector draw:style-name="gr42" draw:text-style-name="P1" draw:layer="layout" draw:line-skew="0.399cm" svg:x1="46.411cm" svg:y1="49.15cm" svg:x2="48.198cm" svg:y2="58.4cm" draw:start-shape="id71" draw:start-glue-point="4" draw:end-shape="id72" draw:end-glue-point="5" svg:d="M46411 49150h1387v9250h400" svg:viewBox="0 0 1788 9251">
          <text:p/>
        </draw:connector>
        <draw:connector draw:style-name="gr42" draw:text-style-name="P1" draw:layer="layout" draw:line-skew="-0.101cm" svg:x1="46.611cm" svg:y1="54.35cm" svg:x2="48.198cm" svg:y2="58.4cm" draw:start-shape="id73" draw:start-glue-point="4" draw:end-shape="id72" draw:end-glue-point="5" svg:d="M46611 54350h787v4050h800" svg:viewBox="0 0 1588 4051">
          <text:p/>
        </draw:connector>
        <draw:connector draw:style-name="gr42" draw:text-style-name="P1" draw:layer="layout" svg:x1="46.698cm" svg:y1="61.25cm" svg:x2="48.198cm" svg:y2="58.4cm" draw:start-shape="id74" draw:start-glue-point="1" draw:end-shape="id72" draw:end-glue-point="5" svg:d="M46698 61250h751v-2850h749" svg:viewBox="0 0 1501 2851">
          <text:p/>
        </draw:connector>
        <draw:connector draw:style-name="gr42" draw:text-style-name="P1" draw:layer="layout" draw:line-skew="0.459cm" svg:x1="46.511cm" svg:y1="66.35cm" svg:x2="48.179cm" svg:y2="58.414cm" draw:start-shape="id75" draw:start-glue-point="4" draw:end-shape="id76" svg:d="M46511 66350h1387v-7936h281" svg:viewBox="0 0 1669 7937">
          <text:p/>
        </draw:connector>
        <draw:connector draw:style-name="gr42" draw:text-style-name="P1" draw:layer="layout" svg:x1="19.798cm" svg:y1="66.9cm" svg:x2="21.448cm" svg:y2="66.7cm" draw:start-shape="id67" draw:start-glue-point="7" draw:end-shape="id77" draw:end-glue-point="5" svg:d="M19798 66900h1650v-200" svg:viewBox="0 0 1651 201">
          <text:p/>
        </draw:connector>
        <draw:connector draw:style-name="gr46" draw:text-style-name="P1" draw:layer="layout" draw:line-skew="-12.502cm" svg:x1="18.9cm" svg:y1="35.8cm" svg:x2="20.3cm" svg:y2="83.4cm" draw:start-shape="id1" draw:start-glue-point="8" draw:end-shape="id78" draw:end-glue-point="7" svg:d="M18900 35800v35600h1400v12000" svg:viewBox="0 0 1401 47601">
          <text:p/>
        </draw:connector>
        <draw:custom-shape draw:style-name="gr47" draw:text-style-name="P19" xml:id="id81" draw:id="id81" draw:layer="layout" svg:width="2cm" svg:height="4.1cm" svg:x="14.7cm" svg:y="36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20" draw:layer="layout" svg:width="1.3cm" svg:height="2cm" svg:x="19.9cm" svg:y="3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xml:id="id80" draw:id="id80" draw:layer="layout" svg:width="2.4cm" svg:height="1.3cm" draw:transform="rotate (-1.5707963267949) translate (21.201cm 39.4cm)" svg:viewBox="0 0 2401 1301" draw:points="0,1301 2401,1301 2401,0 0,0">
          <text:p/>
        </draw:polygon>
        <draw:custom-shape draw:style-name="gr37" draw:text-style-name="P18" xml:id="id79" draw:id="id79" draw:layer="layout" svg:width="1.4cm" svg:height="0.7cm" svg:x="20.2cm" svg:y="23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svg:x1="19.5cm" svg:y1="24.8cm" svg:x2="20.9cm" svg:y2="24.5cm" draw:start-shape="id10" draw:start-glue-point="7" draw:end-shape="id79" draw:end-glue-point="5" svg:d="M19500 24800h1400v-300" svg:viewBox="0 0 1401 301">
          <text:p/>
        </draw:connector>
        <draw:connector draw:style-name="gr35" draw:text-style-name="P1" draw:layer="layout" svg:x1="20.55cm" svg:y1="41.801cm" svg:x2="19.198cm" svg:y2="48.6cm" draw:start-shape="id80" draw:start-glue-point="2" draw:end-shape="id56" draw:end-glue-point="4" svg:d="M20550 41801v3400h-1352v3399" svg:viewBox="0 0 1353 6800">
          <text:p/>
        </draw:connector>
        <draw:connector draw:style-name="gr35" draw:text-style-name="P1" draw:layer="layout" draw:line-skew="-2.401cm" svg:x1="20.55cm" svg:y1="41.801cm" svg:x2="19.198cm" svg:y2="54cm" draw:start-shape="id80" draw:start-glue-point="2" draw:end-shape="id60" draw:end-glue-point="4" svg:d="M20550 41801v3699h-1352v8500" svg:viewBox="0 0 1353 12200">
          <text:p/>
        </draw:connector>
        <draw:connector draw:style-name="gr35" draw:text-style-name="P1" draw:layer="layout" draw:line-skew="-5.551cm" svg:x1="20.55cm" svg:y1="41.801cm" svg:x2="19.198cm" svg:y2="60.9cm" draw:start-shape="id80" draw:start-glue-point="2" draw:end-shape="id64" draw:end-glue-point="4" svg:d="M20550 41801v3999h-1352v15100" svg:viewBox="0 0 1353 19100">
          <text:p/>
        </draw:connector>
        <draw:connector draw:style-name="gr35" draw:text-style-name="P1" draw:layer="layout" draw:line-skew="-7.851cm" svg:x1="20.55cm" svg:y1="41.801cm" svg:x2="19.198cm" svg:y2="66.1cm" draw:start-shape="id80" draw:start-glue-point="2" draw:end-shape="id67" draw:end-glue-point="4" svg:d="M20550 41801v4299h-1352v20000" svg:viewBox="0 0 1353 24300">
          <text:p/>
        </draw:connector>
        <draw:connector draw:style-name="gr35" draw:text-style-name="P1" draw:layer="layout" svg:x1="16.2cm" svg:y1="39.2cm" svg:x2="19.9cm" svg:y2="40.6cm" draw:start-shape="id81" draw:start-glue-point="8" draw:end-shape="id80" draw:end-glue-point="3" svg:d="M16200 39200h2101v1400h1599" svg:viewBox="0 0 3701 1401">
          <text:p/>
        </draw:connector>
        <draw:line draw:style-name="gr39" draw:text-style-name="P13" draw:layer="layout" svg:x1="83cm" svg:y1="3.1cm" svg:x2="82.8cm" svg:y2="27.6cm">
          <text:p/>
        </draw:line>
        <draw:connector draw:style-name="gr35" draw:text-style-name="P1" draw:layer="layout" draw:line-skew="-14.8cm" svg:x1="48.198cm" svg:y1="58.4cm" svg:x2="21.201cm" svg:y2="40.6cm" draw:start-shape="id72" draw:start-glue-point="5" draw:end-shape="id80" draw:end-glue-point="1" svg:d="M48198 58400h-28298v-17800h1301" svg:viewBox="0 0 28299 17801">
          <text:p/>
        </draw:connector>
        <presentation:notes draw:style-name="dp2">
          <draw:page-thumbnail draw:style-name="gr49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b75b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0T17:22:09.051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4H37M49S</meta:editing-duration>
    <meta:editing-cycles>29</meta:editing-cycles>
    <meta:document-statistic meta:object-count="3271"/>
    <meta:user-defined meta:name="category"/>
    <meta:user-defined meta:name="company"/>
    <meta:template xlink:type="simple" xlink:actuate="onRequest" xlink:title="HOMPLN_M.VSTX" xlink:href=""/>
  </office:meta>
</office:document-meta>
</file>